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Times New Roman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</text:span><text:span text:style-name="T4"> Trưng</text:span><text:span text:style-name="T3">, Phườnng Bến Nghé, <text:tab/><text:tab/>Quận 1, Tp. HCM</text:span></text:p>
      <text:p text:style-name="P2"/>
      <text:p text:style-name="P6"><text:span text:style-name="T5"><text:tab/>PHIẾU ĐỀ XUẤT TRẢ </text:span><text:span text:style-name="T5"><text:placeholder text:placeholder-type="text">&lt;get_title(o.mlg_type)&gt;</text:placeholder></text:span>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CMND:<text:tab/><text:placeholder text:placeholder-type="text">&lt;o.cmnd&gt;</text:placeholder><text:tab/>GPKD:<text:tab/><text:placeholder text:placeholder-type="text">&lt;o.giayphep_kinhdoanh&gt;</text:placeholder></text:p>
      <text:p text:style-name="P5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4">Diễn giải:<text:tab/><text:placeholder text:placeholder-type="text">&lt;get_diengiai()&gt;</text:placeholder></text:p>
      <text:p text:style-name="P4">Phương thức thanh toán: <text:placeholder text:placeholder-type="text">&lt;get_phuongthuc_thanhtoan()&gt;</text:placeholder></text:p>
      <text:p text:style-name="P4">Số tiền: <text:tab/><text:placeholder text:placeholder-type="text">&lt;convert_amount(get_sotien())&gt;</text:placeholder></text:p>
      <text:p text:style-name="P4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76mm" fo:margin-bottom="8.5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6:25</dc:date>
    <meta:editing-duration>PT6H8M3S</meta:editing-duration>
    <meta:editing-cycles>164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3" meta:word-count="104" meta:character-count="805" meta:non-whitespace-character-count="705"/>
  </office:meta>
</office:document-meta>
</file>